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Heading_20_1" style:master-page-name="First_20_Page">
      <style:paragraph-properties style:page-number="auto"/>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nothing yet)</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883526831" text:style-name="L1">
        <text:list-item>
          <text:p text:style-name="P13">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Byte 0: ADCDI version, default 1</text:p>
      <text:p text:style-name="Standard">Next: Manufacturer name as null-terminated string</text:p>
      <text:p text:style-name="Standard">Next: Manufacturer-issued node type name as null-terminated string</text:p>
      <text:p text:style-name="Standard">Next: Manufacturer-defined node hardware version, as null-terminated string</text:p>
      <text:p text:style-name="Standard">Next: Manufacturer-defined node software version, as null-terminated string</text:p>
      <text:p text:style-name="Standard"><text:soft-page-break/>(size is up to manufacturer, as it's the whole space)</text:p>
      <text:h text:style-name="Heading_20_2" text:outline-level="2">User-modifiable data</text:h>
      <text:p text:style-name="Standard">Read from space 0xFB</text:p>
      <text:p text:style-name="Standard">Byte 0: ADCDI version, default 1</text:p>
      <text:p text:style-name="Standard">Next: User provided node name as null-terminated string</text:p>
      <text:p text:style-name="Standard">Next: User provided free-form comment as null-terminated string</text:p>
      <text:h text:style-name="Heading_20_2" text:outline-level="2">Icon data</text:h>
      <text:p text:style-name="Standard">Space 0xFA </text:p>
      <text:p text:style-name="Standard">As a PNG sequence (need more info on PNG options?)</text:p>
      <text:h text:style-name="Heading_20_1" text:outline-level="1">Retrieval Protocol (Normative)</text:h>
      <text:p text:style-name="Standard">Upon receipt of an addressed messages with a SNII Request MTI, the node returns a single message with a SNII Reply MTI carrying the information of the two types listed above, concatenated. </text:p>
      <text:p text:style-name="Standard">On CAN, this is done via the usual mechanism of concatenated frames, with a short or empty one indicating end.</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Name</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Simple Node </text:p>
          </table:table-cell>
          <table:table-cell table:style-name="Table2.A1" office:value-type="string">
            <text:p text:style-name="P9">Common</text:p>
            <text:p text:style-name="P9">MTI</text:p>
          </table:table-cell>
          <table:table-cell table:style-name="Table2.A1" office:value-type="string">
            <text:p text:style-name="P9">CAN format</text:p>
          </table:table-cell>
          <table:table-cell table:style-name="Table2.G1" office:value-type="string">
            <text:p text:style-name="P9">Data Content</text:p>
          </table:table-cell>
        </table:table-row>
        <table:table-row>
          <table:table-cell table:style-name="Table2.A2" office:value-type="string">
            <text:p text:style-name="P10">SNI Request</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N</text:p>
          </table:table-cell>
          <table:table-cell table:style-name="Table2.A2" office:value-type="string">
            <text:p text:style-name="P10">0x3520</text:p>
          </table:table-cell>
          <table:table-cell table:style-name="Table2.A2" office:value-type="string">
            <text:p text:style-name="P10">0x1Edd,dsss 52</text:p>
          </table:table-cell>
          <table:table-cell table:style-name="Table2.G2" office:value-type="string">
            <text:p text:style-name="P10">(none)</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Simple Node </text:p>
          </table:table-cell>
          <table:table-cell table:style-name="Table3.A1" office:value-type="string">
            <text:p text:style-name="P9">Common</text:p>
            <text:p text:style-name="P9">MTI</text:p>
          </table:table-cell>
          <table:table-cell table:style-name="Table3.A1" office:value-type="string">
            <text:p text:style-name="P9">CAN format</text:p>
          </table:table-cell>
          <table:table-cell table:style-name="Table3.G1" office:value-type="string">
            <text:p text:style-name="P9">Data Content</text:p>
          </table:table-cell>
        </table:table-row>
        <table:table-row>
          <table:table-cell table:style-name="Table3.A2" office:value-type="string">
            <text:p text:style-name="P10">SNI Reply</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0x3530</text:p>
          </table:table-cell>
          <table:table-cell table:style-name="Table3.A2" office:value-type="string">
            <text:p text:style-name="P10">0x1Edd,dsss 53</text:p>
          </table:table-cell>
          <table:table-cell table:style-name="Table3.G2" office:value-type="string">
            <text:p text:style-name="P10">Up to 7 bytes</text:p>
          </table:table-cell>
        </table:table-row>
      </table:table>
      <text:p text:style-name="Standard"/>
      <text:h text:style-name="Heading_20_1" text:outline-level="1">Open Questions</text:h>
      <text:p text:style-name="Standard">We're providing two retrieval methods: <text:s/>Via the 0x3520/0x3530 MTIs, and via configuration read from specific spaces. Are both needed? <text:s/>Is that overly complex? <text:s/>Should PIP show them separately? <text:s/>JMRI really likes the Request/Reply, because it's really fast: <text:s/>One request queues up retrieval of the entire thing, without having to deal with datagrams. JMRI is a big boy and can handle the large reply volume. <text:s/><text:soft-page-break/>But the config read mechanism (via individual datagrams) might be better for small nodes making this request. <text:s/>Hence the desire for the two mechanisms. </text:p>
      <text:p text:style-name="Standard">Should length limits on the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mory space configuration (Normative)<text:tab/>1</text:p>
          <text:p text:style-name="P12"><text:s/>4.1 Constant data<text:tab/>1</text:p>
          <text:p text:style-name="P12"><text:s/>4.2 User-modifiable data<text:tab/>2</text:p>
          <text:p text:style-name="P12"><text:s/>4.3 Icon data<text:tab/>2</text:p>
          <text:p text:style-name="P11"><text:s/>5 Retrieval Protocol (Normative)<text:tab/>2</text:p>
          <text:p text:style-name="P11"><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CDI/SNI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116" text:date-value="2012-05-29T23:18:09">5/29/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 / Simple Node Identific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9T23:18:09">May 29,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116" text:date-value="2012-05-29T23:18:09">5/2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3</meta:editing-cycles>
    <meta:editing-duration>PT12H36M34S</meta:editing-duration>
    <meta:generator>OpenOffice.org/3.3$Unix OpenOffice.org_project/330m20$Build-9567</meta:generator>
    <dc:date>2012-05-29T23:18:09</dc:date>
    <dc:creator>Bob Jacobsen</dc:creator>
    <meta:document-statistic meta:table-count="3" meta:image-count="1" meta:object-count="0" meta:page-count="3" meta:paragraph-count="81" meta:word-count="586" meta:character-count="3688"/>
    <meta:user-defined meta:name="Info 1"/>
    <meta:user-defined meta:name="Info 2"/>
    <meta:user-defined meta:name="Info 3"/>
    <meta:user-defined meta:name="Info 4"/>
  </office:meta>
</office:document-meta>
</file>